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none" draw:fill="none" fo:min-height="0.434cm"/>
    </style:style>
    <style:style style:name="gr3" style:family="graphic" style:parent-style-name="standard">
      <style:graphic-properties draw:fill="solid" draw:fill-color="#ff950e" draw:textarea-vertical-align="middle"/>
    </style:style>
    <style:style style:name="gr4" style:family="graphic" style:parent-style-name="standard">
      <style:graphic-properties draw:fill="solid" draw:fill-color="#83caff" draw:textarea-vertical-align="middle"/>
    </style:style>
    <style:style style:name="gr5" style:family="graphic" style:parent-style-name="standard">
      <style:graphic-properties draw:fill="solid" draw:fill-color="#aecf00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stroke="none" draw:fill="none" fo:min-height="0.25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stroke="none" draw:fill="none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entury Gothic'" style:font-family-generic="swiss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family="'Century Gothic'" style:font-family-generic="swiss" style:font-pitch="variable"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family="'Century Gothic'" style:font-family-generic="swiss" style:font-pitch="variable" fo:font-size="8pt" style:font-size-asian="8pt" style:font-size-complex="8pt"/>
    </style:style>
    <style:style style:name="T2" style:family="text">
      <style:text-properties fo:font-family="'Century Gothic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curve" svg:x1="11.2cm" svg:y1="7.9cm" svg:x2="9.3cm" svg:y2="9.5cm" draw:start-shape="id1" draw:start-glue-point="3" draw:end-shape="id2" draw:end-glue-point="0" svg:d="m11200 7900c-1267 0-1900 533-1900 1600">
          <text:p/>
        </draw:connector>
        <draw:connector draw:style-name="gr1" draw:text-style-name="P2" draw:layer="layout" draw:type="curve" svg:x1="13.5cm" svg:y1="10cm" svg:x2="15.4cm" svg:y2="8.4cm" draw:start-shape="id2" draw:start-glue-point="1" draw:end-shape="id1" draw:end-glue-point="2" svg:d="m13500 10000c1267 0 1900-533 1900-1600">
          <text:p/>
        </draw:connector>
        <draw:frame draw:style-name="gr2" draw:text-style-name="P3" draw:layer="layout" svg:width="2cm" svg:height="1.295cm" svg:x="15.2cm" svg:y="9.005cm">
          <draw:text-box>
            <text:p text:style-name="P1"><text:span text:style-name="T1">AUTH_OK</text:span></text:p>
            <text:p text:style-name="P1"><text:span text:style-name="T1">or</text:span></text:p>
            <text:p text:style-name="P1"><text:span text:style-name="T1">AUTH_NOK</text:span></text:p>
          </draw:text-box>
        </draw:frame>
        <draw:rect draw:style-name="gr3" draw:text-style-name="P4" xml:id="id2" draw:id="id2" draw:layer="layout" svg:width="8.4cm" svg:height="1cm" svg:x="5.1cm" svg:y="9.5cm">
          <text:p text:style-name="P1"><text:span text:style-name="T2">Authenticator-&gt;checkAuthentication()</text:span></text:p>
        </draw:rect>
        <draw:rect draw:style-name="gr4" draw:text-style-name="P2" xml:id="id1" draw:id="id1" draw:layer="layout" svg:width="8.4cm" svg:height="1cm" svg:x="11.2cm" svg:y="7.4cm">
          <text:p text:style-name="P1"><text:span text:style-name="T2">AuthenticatorManager::checkAccess()</text:span></text:p>
        </draw:rect>
        <draw:rect draw:style-name="gr3" draw:text-style-name="P4" xml:id="id3" draw:id="id3" draw:layer="layout" svg:width="8.4cm" svg:height="1cm" svg:x="18.5cm" svg:y="11.9cm">
          <text:p text:style-name="P1"><text:span text:style-name="T2">Authenticator-&gt;askAuthentication()</text:span></text:p>
        </draw:rect>
        <draw:rect draw:style-name="gr5" draw:text-style-name="P4" xml:id="id4" draw:id="id4" draw:layer="layout" svg:width="8.4cm" svg:height="1cm" svg:x="13.1cm" svg:y="14.1cm">
          <text:p text:style-name="P1"><text:span text:style-name="T2">Provider-&gt;validateCredential()</text:span></text:p>
        </draw:rect>
        <draw:connector draw:style-name="gr1" draw:text-style-name="P1" draw:layer="layout" draw:type="curve" svg:x1="18.5cm" svg:y1="12.4cm" svg:x2="17.3cm" svg:y2="14.1cm" draw:start-shape="id3" draw:start-glue-point="3" draw:end-shape="id4" svg:d="m18500 12400c-800 0-1200 566-1200 1700">
          <text:p/>
        </draw:connector>
        <draw:connector draw:style-name="gr1" draw:text-style-name="P1" draw:layer="layout" draw:type="curve" svg:x1="21.5cm" svg:y1="14.6cm" svg:x2="22.7cm" svg:y2="12.9cm" draw:start-shape="id4" draw:start-glue-point="1" draw:end-shape="id3" draw:end-glue-point="2" svg:d="m21500 14600c800 0 1200-566 1200-1700">
          <text:p/>
        </draw:connector>
        <draw:frame draw:style-name="gr2" draw:text-style-name="P3" draw:layer="layout" svg:width="1.4cm" svg:height="1.295cm" svg:x="22.4cm" svg:y="13.7cm">
          <draw:text-box>
            <text:p text:style-name="P1"><text:span text:style-name="T1">TRUE</text:span></text:p>
            <text:p text:style-name="P1"><text:span text:style-name="T1">or</text:span></text:p>
            <text:p text:style-name="P1"><text:span text:style-name="T1">FALSE</text:span></text:p>
          </draw:text-box>
        </draw:frame>
        <draw:frame draw:style-name="gr6" draw:layer="layout" svg:width="11.145cm" svg:height="0.962cm" svg:x="1cm" svg:y="1cm">
          <draw:text-box>
            <text:p>➊➋➌➍➎➏➐➑➒➓➀➁➂➃➄➅➆➇➈➉</text:p>
          </draw:text-box>
        </draw:frame>
        <draw:frame draw:style-name="gr7" draw:layer="layout" svg:width="1.035cm" svg:height="0.963cm" svg:x="8.965cm" svg:y="7.437cm">
          <draw:text-box>
            <text:p>➀</text:p>
          </draw:text-box>
        </draw:frame>
        <draw:frame draw:style-name="gr7" draw:layer="layout" svg:width="1.035cm" svg:height="0.963cm" svg:x="14cm" svg:y="8.8cm">
          <draw:text-box>
            <text:p>➁</text:p>
          </draw:text-box>
        </draw:frame>
        <draw:frame draw:style-name="gr7" draw:layer="layout" svg:width="1.035cm" svg:height="0.963cm" svg:x="17.4cm" svg:y="12.7cm">
          <draw:text-box>
            <text:p>➂</text:p>
          </draw:text-box>
        </draw:frame>
        <draw:frame draw:style-name="gr7" draw:layer="layout" svg:width="1.035cm" svg:height="0.963cm" svg:x="21.5cm" svg:y="13.5cm">
          <draw:text-box>
            <text:p>➃</text:p>
          </draw:text-box>
        </draw:frame>
        <draw:rect draw:style-name="gr8" draw:text-style-name="P1" draw:layer="layout" svg:width="14.9cm" svg:height="1.3cm" svg:x="11.7cm" svg:y="3.5cm">
          <text:p text:style-name="P1"><text:span text:style-name="T2">Utilisateur</text:span></text:p>
        </draw:rect>
        <draw:frame draw:style-name="gr9" draw:text-style-name="P3" draw:layer="layout" svg:width="2.5cm" svg:height="0.599cm" svg:x="15.3cm" svg:y="5.1cm">
          <draw:text-box>
            <text:p text:style-name="P1"><text:span text:style-name="T1">GET index.php</text:span></text:p>
          </draw:text-box>
        </draw:frame>
        <draw:frame draw:style-name="gr2" draw:text-style-name="P6" draw:layer="layout" svg:width="4.2cm" svg:height="0.947cm" svg:x="15.2cm" svg:y="6.353cm">
          <draw:text-box>
            <text:p text:style-name="P5"><text:span text:style-name="T1">Redirect</text:span></text:p>
            <text:p text:style-name="P5"><text:span text:style-name="T1">Location: authent.php?…</text:span></text:p>
          </draw:text-box>
        </draw:frame>
        <draw:custom-shape draw:style-name="gr10" draw:text-style-name="P1" draw:layer="layout" svg:width="1cm" svg:height="1.9cm" svg:x="14.2cm" svg:y="5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cm" svg:height="6.3cm" svg:x="22.2cm" svg:y="5.3cm">
          <text:p/>
          <draw:enhanced-geometry svg:viewBox="0 0 21600 21600" draw:text-areas="?f0 ?f8 ?f2 ?f9" draw:type="up-down-arrow" draw:modifiers="4941.45854145854 1549.4683383589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3" draw:layer="layout" svg:width="3.3cm" svg:height="0.599cm" svg:x="23.2cm" svg:y="5.3cm">
          <draw:text-box>
            <text:p text:style-name="P1"><text:span text:style-name="T1">GET authent.php?…</text:span></text:p>
          </draw:text-box>
        </draw:frame>
        <draw:frame draw:style-name="gr2" draw:text-style-name="P6" draw:layer="layout" svg:width="4.2cm" svg:height="0.947cm" svg:x="23.2cm" svg:y="10.7cm">
          <draw:text-box>
            <text:p text:style-name="P5"><text:span text:style-name="T1">Redirect</text:span></text:p>
            <text:p text:style-name="P5"><text:span text:style-name="T1">Location: index.ph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érôme Augé</meta:initial-creator>
    <meta:creation-date>2013-01-24T15:42:34</meta:creation-date>
    <dc:date>2013-01-31T10:11:34</dc:date>
    <dc:creator>Jérôme Augé</dc:creator>
    <meta:editing-duration>PT1H4M23S</meta:editing-duration>
    <meta:editing-cycles>2</meta:editing-cycles>
    <meta:generator>OpenOffice.org/3.4.1$Unix OpenOffice.org_project/341m1$Build-9593</meta:generator>
    <meta:document-statistic meta:object-count="22"/>
  </office:meta>
</office:document-meta>
</file>